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sk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acheListener.handlePut( ICache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DiskCache.get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yCache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isk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cheListener.handleRemove( String cacheNam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isk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DiskCache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bstractDiskCache.initPurga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iskCache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Disk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cheListener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.AbstractDiskCache( IDiskCache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CacheListener.setListener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che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iskCache.update( ICacheElement cache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DiskCach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